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.028cm" svg:stroke-color="#ed1c2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18cm" svg:stroke-color="#ed1c24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72bf44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svg:stroke-width="0.018cm" svg:stroke-color="#21409a" draw:marker-start-width="0.227cm" draw:marker-end="Arrow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draw:stroke-dash="Ultrafine_20_Dashed" svg:stroke-width="0.018cm" svg:stroke-color="#ed1c24" draw:marker-start-width="0.227cm" draw:marker-end="Arrow" draw:marker-end-width="0.227cm" svg:stroke-opacity="50%" draw:fill="none" draw:opacity="100%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draw:stroke-dash="Ultrafine_20_Dashed" svg:stroke-width="0.018cm" svg:stroke-color="#72bf44" draw:marker-start-width="0.227cm" draw:marker-end="Arrow" draw:marker-end-width="0.227cm" svg:stroke-opacity="50%" draw:fill="none" draw:opacity="100%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draw:stroke-dash="Ultrafine_20_Dashed" svg:stroke-width="0.018cm" svg:stroke-color="#21409a" draw:marker-start-width="0.227cm" draw:marker-end="Arrow" draw:marker-end-width="0.227cm" svg:stroke-opacity="50%" draw:fill="none" draw:opacity="100%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579835" draw:fill-color="#72bf44" draw:textarea-horizontal-align="justify" draw:textarea-vertical-align="middle" draw:auto-grow-height="false" fo:min-height="0.134cm" fo:min-width="0cm"/>
    </style:style>
    <style:style style:name="gr9" style:family="graphic" style:parent-style-name="Objet_20_sans_20_remplissage_20_et_20_sans_20_ligne">
      <style:graphic-properties draw:textarea-vertical-align="middle" draw:ole-draw-aspect="1" style:protect="size"/>
    </style:style>
    <style:style style:name="gr10" style:family="graphic" style:parent-style-name="standard">
      <style:graphic-properties svg:stroke-color="#680059" draw:fill-color="#c7a0cb" draw:textarea-horizontal-align="justify" draw:textarea-vertical-align="middle" draw:auto-grow-height="false" fo:min-height="0.13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-color="#72bf44"/>
      <style:paragraph-properties fo:text-align="center"/>
      <style:text-properties fo:font-size="9pt" style:font-size-asian="6pt" style:font-size-complex="6pt"/>
    </style:style>
    <style:style style:name="P4" style:family="paragraph">
      <style:paragraph-properties fo:text-align="center"/>
    </style:style>
    <style:style style:name="P5" style:family="paragraph">
      <loext:graphic-properties draw:fill-color="#c7a0cb"/>
      <style:paragraph-properties fo:text-align="center"/>
      <style:text-properties fo:font-size="9pt" style:font-size-asian="6pt" style:font-size-complex="6pt"/>
    </style:style>
  </office:automatic-styles>
  <office:body>
    <office:drawing>
      <draw:page draw:name="page1" draw:style-name="dp1" draw:master-page-name="Default">
        <draw:line draw:style-name="gr1" draw:text-style-name="P1" draw:layer="layout" svg:x1="6.543cm" svg:y1="2.401cm" svg:x2="3.914cm" svg:y2="2.027cm">
          <text:p/>
        </draw:line>
        <draw:line draw:style-name="gr1" draw:text-style-name="P1" draw:layer="layout" svg:x1="5.106cm" svg:y1="1.078cm" svg:x2="1.881cm" svg:y2="1.157cm">
          <text:p/>
        </draw:line>
        <draw:line draw:style-name="gr1" draw:text-style-name="P1" draw:layer="layout" svg:x1="5.149cm" svg:y1="3.767cm" svg:x2="3.401cm" svg:y2="3.67cm">
          <text:p/>
        </draw:line>
        <draw:line draw:style-name="gr2" draw:text-style-name="P1" draw:layer="layout" svg:x1="5.023cm" svg:y1="2.432cm" svg:x2="5.098cm" svg:y2="3.602cm">
          <text:p/>
        </draw:line>
        <draw:line draw:style-name="gr3" draw:text-style-name="P1" draw:layer="layout" svg:x1="5.015cm" svg:y1="2.444cm" svg:x2="6.385cm" svg:y2="2.545cm">
          <text:p/>
        </draw:line>
        <draw:line draw:style-name="gr4" draw:text-style-name="P1" draw:layer="layout" svg:x1="5.019cm" svg:y1="2.44cm" svg:x2="5.034cm" svg:y2="1.201cm">
          <text:p/>
        </draw:line>
        <draw:line draw:style-name="gr5" draw:text-style-name="P2" draw:layer="layout" svg:x1="2.337cm" svg:y1="2.653cm" svg:x2="3.2cm" svg:y2="3.58cm">
          <text:p/>
        </draw:line>
        <draw:line draw:style-name="gr6" draw:text-style-name="P2" draw:layer="layout" svg:x1="2.327cm" svg:y1="2.662cm" svg:x2="3.617cm" svg:y2="2.128cm">
          <text:p/>
        </draw:line>
        <draw:line draw:style-name="gr7" draw:text-style-name="P2" draw:layer="layout" svg:x1="2.331cm" svg:y1="2.659cm" svg:x2="1.928cm" svg:y2="1.33cm">
          <text:p/>
        </draw:line>
        <draw:custom-shape draw:style-name="gr8" draw:text-style-name="P3" draw:layer="layout" svg:width="0.542cm" svg:height="0.542cm" svg:x="4.761cm" svg:y="2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2.962cm" svg:height="0.666cm" svg:x="2.33cm" svg:y="4.4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4" draw:layer="layout" svg:width="0.623cm" svg:height="0.53cm" svg:x="4.722cm" svg:y="2.16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8" draw:text-style-name="P3" draw:layer="layout" svg:width="0.542cm" svg:height="0.542cm" svg:x="4.903cm" svg:y="3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42cm" svg:height="0.542cm" svg:x="6.294cm" svg:y="2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42cm" svg:height="0.542cm" svg:x="4.759cm" svg:y="0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42cm" svg:height="0.542cm" svg:x="2.101cm" svg:y="2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42cm" svg:height="0.542cm" svg:x="3.137cm" svg:y="3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42cm" svg:height="0.542cm" svg:x="3.516cm" svg:y="1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42cm" svg:height="0.542cm" svg:x="1.602cm" svg:y="0.9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738cm" svg:y1="2.467cm" svg:x2="2.664cm" svg:y2="2.605cm">
          <text:p/>
        </draw:line>
        <draw:frame draw:style-name="gr9" draw:text-style-name="P4" draw:layer="layout" svg:width="0.623cm" svg:height="0.53cm" svg:x="4.85cm" svg:y="3.4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" draw:text-style-name="P4" draw:layer="layout" svg:width="0.623cm" svg:height="0.53cm" svg:x="6.237cm" svg:y="2.1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4" draw:layer="layout" svg:width="0.623cm" svg:height="0.53cm" svg:x="4.69cm" svg:y="0.7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4" draw:layer="layout" svg:width="0.627cm" svg:height="0.53cm" svg:x="2.037cm" svg:y="2.32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4" draw:layer="layout" svg:width="0.627cm" svg:height="0.53cm" svg:x="3.08cm" svg:y="3.3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4" draw:layer="layout" svg:width="0.627cm" svg:height="0.53cm" svg:x="3.443cm" svg:y="1.71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4" draw:layer="layout" svg:width="0.627cm" svg:height="0.53cm" svg:x="1.544cm" svg:y="0.87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1T17:03:41.928235403</meta:creation-date>
    <dc:date>2022-01-24T21:39:18.876702811</dc:date>
    <meta:editing-duration>P1DT1H14M47S</meta:editing-duration>
    <meta:editing-cycles>41</meta:editing-cycles>
    <meta:generator>LibreOffice/6.4.7.2$Linux_X86_64 LibreOffice_project/4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2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3/content.xml><?xml version="1.0" encoding="utf-8"?>
<math xmlns="http://www.w3.org/1998/Math/MathML" display="block">
  <semantics>
    <msub>
      <mi>P</mi>
      <mn>4</mn>
    </msub>
    <annotation encoding="StarMath 5.0">P_4</annotation>
  </semantics>
</math>
</file>

<file path=Object 4/content.xml><?xml version="1.0" encoding="utf-8"?>
<math xmlns="http://www.w3.org/1998/Math/MathML" display="block">
  <semantics>
    <mrow>
      <mrow>
        <mi>ϵ</mi>
        <mo stretchy="false">=</mo>
        <mrow>
          <msub>
            <mo stretchy="false">∑</mo>
            <mi>i</mi>
          </msub>
          <mtext>||</mtext>
        </mrow>
      </mrow>
      <mrow>
        <msub>
          <mi>P</mi>
          <mi>i</mi>
        </msub>
        <mo stretchy="false">−</mo>
        <msub>
          <mi>Q</mi>
          <mi>i</mi>
        </msub>
      </mrow>
      <mtext>||</mtext>
    </mrow>
    <annotation encoding="StarMath 5.0">%epsilon = sum_{ i } "||" P_i - Q_i "||"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sub>
      <mi>Q</mi>
      <mn>2</mn>
    </msub>
    <annotation encoding="StarMath 5.0">Q_2</annotation>
  </semantics>
</math>
</file>

<file path=Object 8/content.xml><?xml version="1.0" encoding="utf-8"?>
<math xmlns="http://www.w3.org/1998/Math/MathML" display="block">
  <semantics>
    <msub>
      <mi>Q</mi>
      <mn>3</mn>
    </msub>
    <annotation encoding="StarMath 5.0">Q_3</annotation>
  </semantics>
</math>
</file>

<file path=Object 9/content.xml><?xml version="1.0" encoding="utf-8"?>
<math xmlns="http://www.w3.org/1998/Math/MathML" display="block">
  <semantics>
    <msub>
      <mi>Q</mi>
      <mn>4</mn>
    </msub>
    <annotation encoding="StarMath 5.0">Q_4</annotation>
  </semantics>
</math>
</file>